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9300">
            <text:p>93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506.42781195413">
            <text:p>3506.4278119541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9" office:value-type="float" office:value="694.736842105263">
            <text:p>694.736842105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694.736842105263">
            <text:p>694.7368421053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0])" office:value-type="float" office:value="42699.7076023392">
            <text:p>42699.7076023392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383.0701754386">
            <text:p>1383.0701754386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383.0701754386">
            <text:p>1383.0701754386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111:.F111])" office:value-type="float" office:value="1072.54385964912">
            <text:p>1072.543859649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1383.0701754386">
            <text:p>1383.0701754386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383.0701754386">
            <text:p>1383.0701754386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383.0701754386">
            <text:p>1383.0701754386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12">
          <table:table-cell table:number-columns-repeated="2"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111:.F111])" office:value-type="float" office:value="1383.0701754386">
            <text:p>1383.0701754386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383.0701754386">
            <text:p>1383.070175438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998.859649122807">
            <text:p>998.8596491228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072.54385964912">
            <text:p>1072.5438596491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5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/>
          <table:table-cell table:formula="of:=SUM([.D111];[.F111])" office:value-type="float" office:value="717.543859649123">
            <text:p>717.5438596491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table:number-columns-repeated="2"/>
          <table:table-cell table:formula="of:=SUM([.C111:.F111])" office:value-type="float" office:value="1383.0701754386">
            <text:p>1383.0701754386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383.0701754386">
            <text:p>1383.070175438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383.0701754386">
            <text:p>1383.0701754386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383.0701754386">
            <text:p>1383.070175438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92]/14" office:value-type="float" office:value="0">
            <text:p>0</text:p>
          </table:table-cell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20" office:value-type="float" office:value="355">
            <text:p>355</text:p>
          </table:table-cell>
          <table:table-cell table:formula="of:=[.F92]/21" office:value-type="float" office:value="333.333333333333">
            <text:p>333.3333333333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1383.0701754386">
            <text:p>1383.0701754386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1383.0701754386">
            <text:p>1383.070175438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1383.0701754386">
            <text:p>1383.0701754386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];[.E111])" office:value-type="float" office:value="665.526315789474">
            <text:p>665.5263157895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11:.F111])" office:value-type="float" office:value="1383.0701754386">
            <text:p>1383.070175438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11:.F111])" office:value-type="float" office:value="1383.0701754386">
            <text:p>1383.0701754386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111])" office:value-type="float" office:value="333.333333333333">
            <text:p>333.3333333333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4/01/2016</text:date>, <text:time>11:0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01T11:08:53</dc:date>
    <meta:editing-duration>P5DT20H3M52S</meta:editing-duration>
    <meta:editing-cycles>2134</meta:editing-cycles>
    <meta:generator>OpenOffice/4.1.1$Unix OpenOffice.org_project/411m6$Build-9775</meta:generator>
    <dc:creator>Hasmik Dabaghyan</dc:creator>
    <meta:document-statistic meta:table-count="12" meta:cell-count="5142" meta:object-count="0"/>
  </office:meta>
</office:document-meta>
</file>